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8.742cm"/>
    </style:style>
    <style:style style:name="co4" style:family="table-column">
      <style:table-column-properties fo:break-before="auto" style:column-width="15.6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eature</text:p>
          </table:table-cell>
          <table:table-cell office:value-type="string">
            <text:p>Package</text:p>
          </table:table-cell>
          <table:table-cell office:value-type="string">
            <text:p>Classes</text:p>
          </table:table-cell>
          <table:table-cell office:value-type="string">
            <text:p>Responsibility</text:p>
          </table:table-cell>
        </table:table-row>
        <table:table-row table:style-name="ro1">
          <table:table-cell office:value-type="string">
            <text:p>UI</text:p>
          </table:table-cell>
          <table:table-cell office:value-type="string">
            <text:p>jmt.gui.exact</text:p>
          </table:table-cell>
          <table:table-cell office:value-type="string">
            <text:p>ExactWizard</text:p>
          </table:table-cell>
          <table:table-cell office:value-type="string">
            <text:p>Main Window of JMVA, containing Menu, Toolbar, buttons, input table etc.</text:p>
          </table:table-cell>
        </table:table-row>
        <table:table-row table:style-name="ro1">
          <table:table-cell/>
          <table:table-cell office:value-type="string">
            <text:p>jmt.gui.exact.panels</text:p>
          </table:table-cell>
          <table:table-cell office:value-type="string">
            <text:p>ClassesPanels, StationPanels etc.</text:p>
          </table:table-cell>
          <table:table-cell office:value-type="string">
            <text:p>Extends WizardPanel and used to accept user input of parameters (e.g.:classes,stations)</text:p>
          </table:table-cell>
        </table:table-row>
        <table:table-row table:style-name="ro1">
          <table:table-cell/>
          <table:table-cell office:value-type="string">
            <text:p>jmt.gui.exact.panels</text:p>
          </table:table-cell>
          <table:table-cell office:value-type="string">
            <text:p>ProgressWindow</text:p>
          </table:table-cell>
          <table:table-cell office:value-type="string">
            <text:p>Display a status that the programming is analyzing the model</text:p>
          </table:table-cell>
        </table:table-row>
        <table:table-row table:style-name="ro1">
          <table:table-cell/>
          <table:table-cell office:value-type="string">
            <text:p>jmt.gui.exact.panels</text:p>
          </table:table-cell>
          <table:table-cell office:value-type="string">
            <text:p>SolutionPanel</text:p>
          </table:table-cell>
          <table:table-cell office:value-type="string">
            <text:p>Base panel for showing the model results</text:p>
          </table:table-cell>
        </table:table-row>
        <table:table-row table:style-name="ro1">
          <table:table-cell office:value-type="string">
            <text:p>Model</text:p>
          </table:table-cell>
          <table:table-cell office:value-type="string">
            <text:p>jmt.gui.exact</text:p>
          </table:table-cell>
          <table:table-cell office:value-type="string">
            <text:p>ExactModel</text:p>
          </table:table-cell>
          <table:table-cell office:value-type="string">
            <text:p>Network queueing modelizing class, representing model arguments like stations,classes.etc</text:p>
          </table:table-cell>
        </table:table-row>
        <table:table-row table:style-name="ro1">
          <table:table-cell/>
          <table:table-cell office:value-type="string">
            <text:p>jmt.gui.exact</text:p>
          </table:table-cell>
          <table:table-cell office:value-type="string">
            <text:p>ExactConstant</text:p>
          </table:table-cell>
          <table:table-cell office:value-type="string">
            <text:p>Contains constants for ExactModel class</text:p>
          </table:table-cell>
        </table:table-row>
        <table:table-row table:style-name="ro1">
          <table:table-cell/>
          <table:table-cell office:value-type="string">
            <text:p>jmt.framework.xml</text:p>
          </table:table-cell>
          <table:table-cell office:value-type="string">
            <text:p>XMLUtils</text:p>
          </table:table-cell>
          <table:table-cell office:value-type="string">
            <text:p>XML loading/saving of exact models</text:p>
          </table:table-cell>
        </table:table-row>
        <table:table-row table:style-name="ro1">
          <table:table-cell office:value-type="string">
            <text:p>Solver</text:p>
          </table:table-cell>
          <table:table-cell office:value-type="string">
            <text:p>jmt.gui.exact.link</text:p>
          </table:table-cell>
          <table:table-cell office:value-type="string">
            <text:p>SolverClient</text:p>
          </table:table-cell>
          <table:table-cell office:value-type="string">
            <text:p>Client side of the solver interface. Pass network model to server side solver via temp XML file </text:p>
          </table:table-cell>
        </table:table-row>
        <table:table-row table:style-name="ro1">
          <table:table-cell/>
          <table:table-cell office:value-type="string">
            <text:p>jmt.analytical</text:p>
          </table:table-cell>
          <table:table-cell office:value-type="string">
            <text:p>SolverDispatcher</text:p>
          </table:table-cell>
          <table:table-cell office:value-type="string">
            <text:p>Server side of the solver interface. Handle network model from client side solver and solve the model by instantiating the correct solver</text:p>
          </table:table-cell>
        </table:table-row>
        <table:table-row table:style-name="ro2">
          <table:table-cell/>
          <table:table-cell office:value-type="string">
            <text:p>jmt.analytical</text:p>
          </table:table-cell>
          <table:table-cell table:style-name="ce1" office:value-type="string">
            <text:p>SolverSIngleOpen, SolverSingleClosedMVA etc.</text:p>
          </table:table-cell>
          <table:table-cell office:value-type="string">
            <text:p>Implementations of the MVA algorithms for different types of models (Open, Closed, Multi-classes, etc.)</text:p>
          </table:table-cell>
        </table:table-row>
        <table:table-row table:style-name="ro1">
          <table:table-cell office:value-type="string">
            <text:p>Helper</text:p>
          </table:table-cell>
          <table:table-cell office:value-type="string">
            <text:p>jmt.common.exception</text:p>
          </table:table-cell>
          <table:table-cell office:value-type="string">
            <text:p>SolverException, etc.</text:p>
          </table:table-cell>
          <table:table-cell office:value-type="string">
            <text:p>Exception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D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n He</meta:initial-creator>
    <meta:creation-date>2012-10-26T14:13:47</meta:creation-date>
    <dc:date>2012-10-26T15:03:50</dc:date>
    <dc:creator>Jun He</dc:creator>
    <meta:editing-duration>PT19M23S</meta:editing-duration>
    <meta:editing-cycles>3</meta:editing-cycles>
    <meta:generator>LibreOffice/3.5$Linux_X86_64 LibreOffice_project/350m1$Build-2</meta:generator>
    <meta:document-statistic meta:table-count="3" meta:cell-count="41" meta:object-count="0"/>
  </office:meta>
</office:document-meta>
</file>